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80000028D257B9C4997F2BB3B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73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fo:color="#000000" style:font-name="Segoe UI" fo:font-size="26pt" fo:text-shadow="none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Segoe UI" fo:font-size="32pt" fo:text-shadow="none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" fo:font-size="32pt" fo:text-shadow="none" style:text-underline-style="none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892cm" svg:height="2.286cm" svg:x="1.524cm" svg:y="1.016cm">
          <draw:text-box>
            <text:p text:style-name="P1"><text:span text:style-name="T1">Luther’s Morning Pray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2" presentation:presentation-page-layout-name="AL1T0">
        <draw:frame draw:style-name="gr3" draw:text-style-name="P4" draw:layer="layout" svg:width="24.892cm" svg:height="6.858cm" svg:x="1.524cm" svg:y="1.016cm">
          <draw:text-box>
            <text:p text:style-name="P1"><text:span text:style-name="T2">I thank You, my heavenly Father,</text:span></text:p>
            <text:p text:style-name="P1"><text:span text:style-name="T2">through Jesus Christ, Your dear Son,</text:span></text:p>
            <text:p text:style-name="P1"><text:span text:style-name="T2">that You have kept me this night</text:span></text:p>
            <text:p text:style-name="P1"><text:span text:style-name="T2">from all harm and danger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3" presentation:presentation-page-layout-name="AL1T0">
        <draw:frame draw:style-name="gr4" draw:text-style-name="P4" draw:layer="layout" svg:width="24.892cm" svg:height="8.981cm" svg:x="1.524cm" svg:y="1.016cm">
          <draw:text-box>
            <text:p text:style-name="P1"><text:span text:style-name="T2">and I pray that You would keep me this day also from sin and every evil,</text:span></text:p>
            <text:p text:style-name="P1"><text:span text:style-name="T2">that all my doings in life may please You.</text:span></text:p>
            <text:p text:style-name="P1"><text:span text:style-name="T2">For into Your hands I commend myself, </text:span></text:p>
            <text:p text:style-name="P1"><text:span text:style-name="T2">my body and soul, and all thing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4">
        <draw:frame draw:style-name="gr5" draw:text-style-name="P5" draw:layer="layout" svg:width="24.892cm" svg:height="5.08cm" svg:x="1.524cm" svg:y="1.016cm">
          <draw:text-box>
            <text:p text:style-name="P1"><text:span text:style-name="T2">Let Your holy angel be with me,</text:span></text:p>
            <text:p text:style-name="P1"><text:span text:style-name="T2">that the evil foe may have no power over me.</text:span></text:p>
            <text:p text:style-name="P1"><text:span text:style-name="T2"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9T09:09:53.707000000</meta:creation-date>
    <dc:date>2019-01-10T16:29:04.980000000</dc:date>
    <meta:editing-duration>PT8M56S</meta:editing-duration>
    <meta:editing-cycles>4</meta:editing-cycles>
    <meta:generator>LibreOffice/6.0.7.3$Windows_X86_64 LibreOffice_project/dc89aa7a9eabfd848af146d5086077aeed2ae4a5</meta:generator>
    <meta:document-statistic meta:object-count="81"/>
  </office:meta>
</office:document-meta>
</file>